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="solid" draw:fill-color="#579d1c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83caff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80" draw:fill="solid" draw:fill-color="#000080" draw:textarea-horizontal-align="justify" draw:textarea-vertical-align="middle" draw:auto-grow-height="false"/>
    </style:style>
    <style:style style:name="gr6" style:family="graphic" style:parent-style-name="standard">
      <style:graphic-properties svg:stroke-color="#314004" draw:fill="solid" draw:fill-color="#314004" draw:textarea-horizontal-align="justify" draw:textarea-vertical-align="middle" draw:auto-grow-height="false"/>
    </style:style>
    <style:style style:name="gr7" style:family="graphic" style:parent-style-name="standard">
      <style:graphic-properties svg:stroke-color="#ffd320" draw:fill="solid" draw:fill-color="#ffd320" draw:textarea-horizontal-align="justify" draw:textarea-vertical-align="middle" draw:auto-grow-height="false"/>
    </style:style>
    <style:style style:name="gr8" style:family="graphic" style:parent-style-name="standard">
      <style:graphic-properties svg:stroke-color="#7e0021" draw:fill="solid" draw:fill-color="#7e0021" draw:textarea-horizontal-align="justify" draw:textarea-vertical-align="middle" draw:auto-grow-height="false"/>
    </style:style>
    <style:style style:name="gr9" style:family="graphic" style:parent-style-name="standard">
      <style:graphic-properties svg:stroke-color="#ff420e" draw:fill="solid" draw:fill-color="#ff420e" draw:textarea-horizontal-align="justify" draw:textarea-vertical-align="middle" draw:auto-grow-height="false"/>
    </style:style>
    <style:style style:name="gr10" style:family="graphic" style:parent-style-name="objectwithoutfill">
      <style:graphic-properties draw:stroke="dash" draw:stroke-dash="Fine_20_Dashed" svg:stroke-width="0.051cm" draw:marker-start-width="0.279cm" draw:marker-end-width="0.279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color="#008000"/>
    </style:style>
    <style:style style:name="P2" style:family="paragraph">
      <style:paragraph-properties fo:text-align="center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frame draw:style-name="gr1" draw:layer="layout" svg:width="25.94cm" svg:height="17.05cm" svg:x="1cm" svg:y="1.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0.891cm" svg:height="0.645cm" svg:x="3.748cm" svg:y="16.186cm">
          <draw:text-box>
            <text:p>26</text:p>
          </draw:text-box>
        </draw:frame>
        <draw:frame draw:style-name="gr2" draw:layer="layout" svg:width="0.891cm" svg:height="0.645cm" svg:x="5.648cm" svg:y="16.187cm">
          <draw:text-box>
            <text:p>74</text:p>
          </draw:text-box>
        </draw:frame>
        <draw:frame draw:style-name="gr2" draw:layer="layout" svg:width="1.086cm" svg:height="0.645cm" svg:x="7.348cm" svg:y="16.188cm">
          <draw:text-box>
            <text:p>122</text:p>
          </draw:text-box>
        </draw:frame>
        <draw:frame draw:style-name="gr2" draw:layer="layout" svg:width="1.086cm" svg:height="0.645cm" svg:x="9.249cm" svg:y="16.189cm">
          <draw:text-box>
            <text:p>170</text:p>
          </draw:text-box>
        </draw:frame>
        <draw:frame draw:style-name="gr2" draw:layer="layout" svg:width="1.086cm" svg:height="0.645cm" svg:x="10.95cm" svg:y="16.19cm">
          <draw:text-box>
            <text:p>218</text:p>
          </draw:text-box>
        </draw:frame>
        <draw:frame draw:style-name="gr2" draw:layer="layout" svg:width="1.086cm" svg:height="0.645cm" svg:x="12.951cm" svg:y="16.191cm">
          <draw:text-box>
            <text:p>266</text:p>
          </draw:text-box>
        </draw:frame>
        <draw:frame draw:style-name="gr2" draw:layer="layout" svg:width="1.086cm" svg:height="0.645cm" svg:x="14.752cm" svg:y="16.192cm">
          <draw:text-box>
            <text:p>314</text:p>
          </draw:text-box>
        </draw:frame>
        <draw:frame draw:style-name="gr2" draw:layer="layout" svg:width="1.086cm" svg:height="0.645cm" svg:x="16.552cm" svg:y="16.192cm">
          <draw:text-box>
            <text:p>362</text:p>
          </draw:text-box>
        </draw:frame>
        <draw:frame draw:style-name="gr2" draw:layer="layout" svg:width="1.086cm" svg:height="0.645cm" svg:x="18.353cm" svg:y="16.193cm">
          <draw:text-box>
            <text:p>410</text:p>
          </draw:text-box>
        </draw:frame>
        <draw:frame draw:style-name="gr2" draw:layer="layout" svg:width="1.086cm" svg:height="0.645cm" svg:x="16.553cm" svg:y="16.193cm">
          <draw:text-box>
            <text:p>362</text:p>
          </draw:text-box>
        </draw:frame>
        <draw:frame draw:style-name="gr2" draw:layer="layout" svg:width="1.086cm" svg:height="0.645cm" svg:x="20.253cm" svg:y="16.193cm">
          <draw:text-box>
            <text:p>458</text:p>
          </draw:text-box>
        </draw:frame>
        <draw:frame draw:style-name="gr2" draw:layer="layout" svg:width="1.086cm" svg:height="0.645cm" svg:x="22.054cm" svg:y="16.194cm">
          <draw:text-box>
            <text:p>506</text:p>
          </draw:text-box>
        </draw:frame>
        <draw:custom-shape draw:style-name="gr3" draw:text-style-name="P1" draw:layer="layout" svg:width="0.254cm" svg:height="0.254cm" svg:x="23.803cm" svg:y="9.4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381cm" svg:height="0.381cm" svg:x="23.747cm" svg:y="10.6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2" draw:layer="layout" svg:width="0.381cm" svg:height="0.508cm" svg:x="23.73cm" svg:y="7.24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2" draw:layer="layout" svg:width="0.381cm" svg:height="0.381cm" svg:x="23.71cm" svg:y="11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381cm" svg:height="0.381cm" svg:x="23.732cm" svg:y="8.619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8" draw:text-style-name="P2" draw:layer="layout" svg:width="0.381cm" svg:height="0.381cm" svg:x="23.769cm" svg:y="9.9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0.381cm" svg:height="0.508cm" svg:x="23.742cm" svg:y="7.95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0.381cm" svg:height="0.381cm" svg:x="17.148cm" svg:y="10.56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layer="layout" svg:width="0.381cm" svg:height="0.381cm" svg:x="17.149cm" svg:y="7.56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layer="layout" svg:width="0.381cm" svg:height="0.381cm" svg:x="14.25cm" svg:y="7.5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layer="layout" svg:width="0.381cm" svg:height="0.381cm" svg:x="14.251cm" svg:y="10.56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layer="layout" svg:width="0.381cm" svg:height="0.381cm" svg:x="14.852cm" svg:y="3.5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layer="layout" svg:width="0.381cm" svg:height="0.381cm" svg:x="16.453cm" svg:y="6.76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layer="layout" svg:width="0.381cm" svg:height="0.381cm" svg:x="11.254cm" svg:y="6.76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layer="layout" svg:width="0.381cm" svg:height="0.381cm" svg:x="9.755cm" svg:y="6.76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layer="layout" svg:width="0.381cm" svg:height="0.381cm" svg:x="10.556cm" svg:y="3.96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layer="layout" svg:width="0.381cm" svg:height="0.381cm" svg:x="11.257cm" svg:y="10.9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layer="layout" svg:width="0.381cm" svg:height="0.381cm" svg:x="9.758cm" svg:y="10.97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layer="layout" svg:width="0.381cm" svg:height="0.381cm" svg:x="3.059cm" svg:y="10.97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layer="layout" svg:width="0.381cm" svg:height="0.381cm" svg:x="3.16cm" svg:y="7.97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layer="layout" svg:width="0.381cm" svg:height="0.381cm" svg:x="4.061cm" svg:y="3.57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2" draw:layer="layout" svg:width="0.381cm" svg:height="0.508cm" svg:x="13.131cm" svg:y="7.14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2" draw:layer="layout" svg:width="0.381cm" svg:height="0.508cm" svg:x="13.932cm" svg:y="7.14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2" draw:layer="layout" svg:width="0.381cm" svg:height="0.508cm" svg:x="13.533cm" svg:y="3.64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2" draw:layer="layout" svg:width="0.381cm" svg:height="0.381cm" svg:x="19.47cm" svg:y="9.89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0.381cm" svg:height="0.381cm" svg:x="19.471cm" svg:y="6.89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0.381cm" svg:height="0.381cm" svg:x="18.272cm" svg:y="7.493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0.381cm" svg:height="0.381cm" svg:x="18.273cm" svg:y="10.494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0.381cm" svg:height="0.508cm" svg:x="11.743cm" svg:y="7.85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" draw:text-style-name="P2" draw:layer="layout" svg:width="0.381cm" svg:height="0.508cm" svg:x="5.744cm" svg:y="4.05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" draw:text-style-name="P2" draw:layer="layout" svg:width="0.381cm" svg:height="0.508cm" svg:x="7.245cm" svg:y="4.05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" draw:text-style-name="P2" draw:layer="layout" svg:width="0.381cm" svg:height="0.508cm" svg:x="8.746cm" svg:y="4.05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" draw:text-style-name="P2" draw:layer="layout" svg:width="0.381cm" svg:height="0.508cm" svg:x="9.347cm" svg:y="5.45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0" draw:text-style-name="P2" draw:layer="layout" svg:x1="5.481cm" svg:y1="1.863cm" svg:x2="5.481cm" svg:y2="16.214cm">
          <text:p/>
        </draw:line>
        <draw:frame draw:style-name="gr2" draw:text-style-name="P3" draw:layer="layout" svg:width="1.827cm" svg:height="0.806cm" svg:x="3.472cm" svg:y="1.635cm">
          <draw:text-box>
            <text:p><text:span text:style-name="T1">shoes</text:span></text:p>
          </draw:text-box>
        </draw:frame>
        <draw:line draw:style-name="gr10" draw:text-style-name="P2" draw:layer="layout" svg:x1="9.881cm" svg:y1="1.864cm" svg:x2="9.881cm" svg:y2="16.215cm">
          <text:p/>
        </draw:line>
        <draw:line draw:style-name="gr10" draw:text-style-name="P2" draw:layer="layout" svg:x1="11.881cm" svg:y1="1.865cm" svg:x2="11.881cm" svg:y2="16.216cm">
          <text:p/>
        </draw:line>
        <draw:line draw:style-name="gr10" draw:text-style-name="P2" draw:layer="layout" svg:x1="13.181cm" svg:y1="1.866cm" svg:x2="13.181cm" svg:y2="16.217cm">
          <text:p/>
        </draw:line>
        <draw:line draw:style-name="gr10" draw:text-style-name="P2" draw:layer="layout" svg:x1="14.681cm" svg:y1="1.867cm" svg:x2="14.681cm" svg:y2="16.218cm">
          <text:p/>
        </draw:line>
        <draw:line draw:style-name="gr10" draw:text-style-name="P2" draw:layer="layout" svg:x1="16.781cm" svg:y1="1.868cm" svg:x2="16.781cm" svg:y2="16.219cm">
          <text:p/>
        </draw:line>
        <draw:line draw:style-name="gr10" draw:text-style-name="P2" draw:layer="layout" svg:x1="18.781cm" svg:y1="1.869cm" svg:x2="18.781cm" svg:y2="16.22cm">
          <text:p/>
        </draw:line>
        <draw:line draw:style-name="gr10" draw:text-style-name="P2" draw:layer="layout" svg:x1="21.181cm" svg:y1="1.87cm" svg:x2="21.181cm" svg:y2="16.221cm">
          <text:p/>
        </draw:line>
        <draw:line draw:style-name="gr10" draw:text-style-name="P2" draw:layer="layout" svg:x1="23.181cm" svg:y1="1.871cm" svg:x2="23.181cm" svg:y2="16.222cm">
          <text:p/>
        </draw:line>
        <draw:frame draw:style-name="gr2" draw:text-style-name="P3" draw:layer="layout" svg:width="1.827cm" svg:height="0.806cm" svg:x="9.873cm" svg:y="1.635cm">
          <draw:text-box>
            <text:p><text:span text:style-name="T1">shoes</text:span></text:p>
          </draw:text-box>
        </draw:frame>
        <draw:frame draw:style-name="gr2" draw:text-style-name="P3" draw:layer="layout" svg:width="1.827cm" svg:height="0.806cm" svg:x="14.674cm" svg:y="1.635cm">
          <draw:text-box>
            <text:p><text:span text:style-name="T1">shoes</text:span></text:p>
          </draw:text-box>
        </draw:frame>
        <draw:frame draw:style-name="gr2" draw:text-style-name="P3" draw:layer="layout" svg:width="1.827cm" svg:height="0.806cm" svg:x="16.875cm" svg:y="1.635cm">
          <draw:text-box>
            <text:p><text:span text:style-name="T1">shoes</text:span></text:p>
          </draw:text-box>
        </draw:frame>
        <draw:frame draw:style-name="gr2" draw:text-style-name="P3" draw:layer="layout" svg:width="1.827cm" svg:height="0.806cm" svg:x="21.276cm" svg:y="1.635cm">
          <draw:text-box>
            <text:p><text:span text:style-name="T1">shoes</text:span></text:p>
          </draw:text-box>
        </draw:frame>
        <draw:frame draw:style-name="gr2" draw:text-style-name="P3" draw:layer="layout" svg:width="1.937cm" svg:height="0.806cm" svg:x="19.077cm" svg:y="1.635cm">
          <draw:text-box>
            <text:p><text:span text:style-name="T1">school</text:span></text:p>
          </draw:text-box>
        </draw:frame>
        <draw:frame draw:style-name="gr2" draw:text-style-name="P3" draw:layer="layout" svg:width="1.442cm" svg:height="0.806cm" svg:x="13.178cm" svg:y="1.635cm">
          <draw:text-box>
            <text:p><text:span text:style-name="T1">coat</text:span></text:p>
          </draw:text-box>
        </draw:frame>
        <draw:frame draw:style-name="gr2" draw:text-style-name="P3" draw:layer="layout" svg:width="1.603cm" svg:height="0.806cm" svg:x="11.779cm" svg:y="1.635cm">
          <draw:text-box>
            <text:p><text:span text:style-name="T1">none</text:span></text:p>
          </draw:text-box>
        </draw:frame>
        <draw:frame draw:style-name="gr2" draw:text-style-name="P3" draw:layer="layout" svg:width="1.577cm" svg:height="0.806cm" svg:x="6.874cm" svg:y="1.635cm">
          <draw:text-box>
            <text:p><text:span text:style-name="T1">drive</text:span></text:p>
          </draw:text-box>
        </draw:frame>
        <draw:custom-shape draw:style-name="gr11" draw:text-style-name="P2" draw:layer="layout" svg:width="2.032cm" svg:height="15.621cm" svg:x="21.32cm" svg:y="1.254cm">
          <text:p/>
          <draw:enhanced-geometry svg:viewBox="0 0 21600 21600" draw:type="rectangle" draw:enhanced-path="M 0 0 L 21600 0 21600 21600 0 21600 0 0 Z N"/>
        </draw:custom-shap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1" draw:fill-image-name="Bitmape_20_1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19.55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haddeus Diamond</meta:initial-creator>
    <meta:creation-date>2012-01-24T16:10:17</meta:creation-date>
    <dc:date>2012-01-24T19:39:43</dc:date>
    <dc:creator>Brad Hayes</dc:creator>
    <meta:editing-duration>PT21M32S</meta:editing-duration>
    <meta:editing-cycles>7</meta:editing-cycles>
    <meta:generator>LibreOffice/3.4$Unix LibreOffice_project/340m1$Build-302</meta:generator>
    <meta:document-statistic meta:object-count="6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false" chart:logarithmic="false" chart:minimum="1" chart:maximum="524" chart:reverse-direction="false" text:line-break="false" chart:label-arrangement="stagger-even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15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5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fals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5.941cm" svg:height="17.051cm" xlink:href="." xlink:type="simple" chart:class="chart:line" chart:style-name="ch1">
        <chart:legend chart:legend-position="end" svg:x="22.391cm" svg:y="6.031cm" style:legend-expansion="high" chart:style-name="ch2"/>
        <chart:plot-area chart:style-name="ch3" chart:data-source-has-labels="both" svg:x="1.529cm" svg:y="1.499cm" svg:width="20.824cm" svg:height="13.422cm">
          <chartooo:coordinate-region svg:x="2.256cm" svg:y="1.698cm" svg:width="20.097cm" svg:height="13.024cm"/>
          <chart:axis chart:dimension="x" chart:name="primary-x" chart:style-name="ch4" chartooo:axis-type="date">
            <chartooo:date-scale chart:base-time-unit="days" chart:major-interval-value="10" chart:major-interval-unit="days"/>
            <chart:title svg:x="9.286cm" svg:y="15.519cm" chart:style-name="ch5">
              <text:p>frame number (30 Hz)</text:p>
            </chart:title>
            <chart:categories table:cell-range-address="local-table.$B$1:.$TE$1"/>
          </chart:axis>
          <chart:axis chart:dimension="y" chart:name="primary-y" chart:style-name="ch6">
            <chart:title svg:x="0.111cm" svg:y="10.62cm" chart:style-name="ch7">
              <text:p>confidence estimate</text:p>
            </chart:title>
            <chart:grid chart:style-name="ch8" chart:class="major"/>
          </chart:axis>
          <chart:series chart:style-name="ch9" chart:values-cell-range-address="local-table.$B$2:.$TE$2" chart:label-cell-address="local-table.$A$2" chart:class="chart:line">
            <chart:data-point chart:repeated="524"/>
          </chart:series>
          <chart:series chart:style-name="ch10" chart:values-cell-range-address="local-table.$B$3:.$TE$3" chart:label-cell-address="local-table.$A$3" chart:class="chart:line">
            <chart:data-point chart:repeated="524"/>
          </chart:series>
          <chart:series chart:style-name="ch11" chart:values-cell-range-address="local-table.$B$4:.$TE$4" chart:label-cell-address="local-table.$A$4" chart:class="chart:line">
            <chart:data-point chart:repeated="524"/>
          </chart:series>
          <chart:series chart:style-name="ch12" chart:values-cell-range-address="local-table.$B$5:.$TE$5" chart:label-cell-address="local-table.$A$5" chart:class="chart:line">
            <chart:data-point chart:repeated="524"/>
          </chart:series>
          <chart:series chart:style-name="ch13" chart:values-cell-range-address="local-table.$B$6:.$TE$6" chart:label-cell-address="local-table.$A$6" chart:class="chart:line">
            <chart:data-point chart:repeated="524"/>
          </chart:series>
          <chart:series chart:style-name="ch14" chart:values-cell-range-address="local-table.$B$7:.$TE$7" chart:label-cell-address="local-table.$A$7" chart:class="chart:line">
            <chart:data-point chart:repeated="524"/>
          </chart:series>
          <chart:series chart:style-name="ch15" chart:values-cell-range-address="local-table.$B$8:.$TE$8" chart:label-cell-address="local-table.$A$8" chart:class="chart:line">
            <chart:data-point chart:repeated="52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</table:table-row>
          </table:table-header-rows>
          <table:table-rows>
            <table:table-row>
              <table:table-cell office:value-type="string">
                <text:p>coat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03535">
                <text:p>0.903535</text:p>
              </table:table-cell>
              <table:table-cell office:value-type="float" office:value="0.903535">
                <text:p>0.903535</text:p>
              </table:table-cell>
              <table:table-cell office:value-type="float" office:value="0.903535">
                <text:p>0.903535</text:p>
              </table:table-cell>
              <table:table-cell office:value-type="float" office:value="0.903535">
                <text:p>0.903535</text:p>
              </table:table-cell>
              <table:table-cell office:value-type="float" office:value="0.903535">
                <text:p>0.903535</text:p>
              </table:table-cell>
              <table:table-cell office:value-type="float" office:value="0.903535">
                <text:p>0.903535</text:p>
              </table:table-cell>
              <table:table-cell office:value-type="float" office:value="0.903535">
                <text:p>0.903535</text:p>
              </table:table-cell>
              <table:table-cell office:value-type="float" office:value="0.903535">
                <text:p>0.903535</text:p>
              </table:table-cell>
              <table:table-cell office:value-type="float" office:value="0.903535">
                <text:p>0.903535</text:p>
              </table:table-cell>
              <table:table-cell office:value-type="float" office:value="0.903535">
                <text:p>0.903535</text:p>
              </table:table-cell>
              <table:table-cell office:value-type="float" office:value="0.903535">
                <text:p>0.903535</text:p>
              </table:table-cell>
              <table:table-cell office:value-type="float" office:value="0.903535">
                <text:p>0.903535</text:p>
              </table:table-cell>
              <table:table-cell office:value-type="float" office:value="0.903535">
                <text:p>0.903535</text:p>
              </table:table-cell>
              <table:table-cell office:value-type="float" office:value="0.903535">
                <text:p>0.903535</text:p>
              </table:table-cell>
              <table:table-cell office:value-type="float" office:value="0.903535">
                <text:p>0.903535</text:p>
              </table:table-cell>
              <table:table-cell office:value-type="float" office:value="0.903535">
                <text:p>0.903535</text:p>
              </table:table-cell>
              <table:table-cell office:value-type="float" office:value="0.903535">
                <text:p>0.903535</text:p>
              </table:table-cell>
              <table:table-cell office:value-type="float" office:value="0.903535">
                <text:p>0.903535</text:p>
              </table:table-cell>
              <table:table-cell office:value-type="float" office:value="0.903535">
                <text:p>0.903535</text:p>
              </table:table-cell>
              <table:table-cell office:value-type="float" office:value="0.903535">
                <text:p>0.9035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riv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639137">
                <text:p>0.639137</text:p>
              </table:table-cell>
              <table:table-cell office:value-type="float" office:value="0.639137">
                <text:p>0.639137</text:p>
              </table:table-cell>
              <table:table-cell office:value-type="float" office:value="0.639137">
                <text:p>0.639137</text:p>
              </table:table-cell>
              <table:table-cell office:value-type="float" office:value="0.639137">
                <text:p>0.639137</text:p>
              </table:table-cell>
              <table:table-cell office:value-type="float" office:value="0.639137">
                <text:p>0.639137</text:p>
              </table:table-cell>
              <table:table-cell office:value-type="float" office:value="0.639137">
                <text:p>0.639137</text:p>
              </table:table-cell>
              <table:table-cell office:value-type="float" office:value="0.639137">
                <text:p>0.639137</text:p>
              </table:table-cell>
              <table:table-cell office:value-type="float" office:value="0.639137">
                <text:p>0.639137</text:p>
              </table:table-cell>
              <table:table-cell office:value-type="float" office:value="0.639137">
                <text:p>0.639137</text:p>
              </table:table-cell>
              <table:table-cell office:value-type="float" office:value="0.639137">
                <text:p>0.639137</text:p>
              </table:table-cell>
              <table:table-cell office:value-type="float" office:value="0.639137">
                <text:p>0.639137</text:p>
              </table:table-cell>
              <table:table-cell office:value-type="float" office:value="0.639137">
                <text:p>0.639137</text:p>
              </table:table-cell>
              <table:table-cell office:value-type="float" office:value="0.639137">
                <text:p>0.639137</text:p>
              </table:table-cell>
              <table:table-cell office:value-type="float" office:value="0.639137">
                <text:p>0.639137</text:p>
              </table:table-cell>
              <table:table-cell office:value-type="float" office:value="0.639137">
                <text:p>0.639137</text:p>
              </table:table-cell>
              <table:table-cell office:value-type="float" office:value="0.639137">
                <text:p>0.639137</text:p>
              </table:table-cell>
              <table:table-cell office:value-type="float" office:value="0.639137">
                <text:p>0.639137</text:p>
              </table:table-cell>
              <table:table-cell office:value-type="float" office:value="0.639137">
                <text:p>0.639137</text:p>
              </table:table-cell>
              <table:table-cell office:value-type="float" office:value="0.639137">
                <text:p>0.639137</text:p>
              </table:table-cell>
              <table:table-cell office:value-type="float" office:value="0.639137">
                <text:p>0.639137</text:p>
              </table:table-cell>
              <table:table-cell office:value-type="float" office:value="0.639137">
                <text:p>0.639137</text:p>
              </table:table-cell>
              <table:table-cell office:value-type="float" office:value="0.639137">
                <text:p>0.639137</text:p>
              </table:table-cell>
              <table:table-cell office:value-type="float" office:value="0.639137">
                <text:p>0.639137</text:p>
              </table:table-cell>
              <table:table-cell office:value-type="float" office:value="0.639137">
                <text:p>0.639137</text:p>
              </table:table-cell>
              <table:table-cell office:value-type="float" office:value="0.639137">
                <text:p>0.639137</text:p>
              </table:table-cell>
              <table:table-cell office:value-type="float" office:value="0.639137">
                <text:p>0.639137</text:p>
              </table:table-cell>
              <table:table-cell office:value-type="float" office:value="0.639137">
                <text:p>0.639137</text:p>
              </table:table-cell>
              <table:table-cell office:value-type="float" office:value="0.639137">
                <text:p>0.639137</text:p>
              </table:table-cell>
              <table:table-cell office:value-type="float" office:value="0.639137">
                <text:p>0.639137</text:p>
              </table:table-cell>
              <table:table-cell office:value-type="float" office:value="0.639137">
                <text:p>0.639137</text:p>
              </table:table-cell>
              <table:table-cell office:value-type="float" office:value="0.639137">
                <text:p>0.639137</text:p>
              </table:table-cell>
              <table:table-cell office:value-type="float" office:value="0.639137">
                <text:p>0.639137</text:p>
              </table:table-cell>
              <table:table-cell office:value-type="float" office:value="0.639137">
                <text:p>0.639137</text:p>
              </table:table-cell>
              <table:table-cell office:value-type="float" office:value="0.639137">
                <text:p>0.639137</text:p>
              </table:table-cell>
              <table:table-cell office:value-type="float" office:value="0.639137">
                <text:p>0.639137</text:p>
              </table:table-cell>
              <table:table-cell office:value-type="float" office:value="0.639137">
                <text:p>0.639137</text:p>
              </table:table-cell>
              <table:table-cell office:value-type="float" office:value="0.639137">
                <text:p>0.639137</text:p>
              </table:table-cell>
              <table:table-cell office:value-type="float" office:value="0.639137">
                <text:p>0.639137</text:p>
              </table:table-cell>
              <table:table-cell office:value-type="float" office:value="0.639137">
                <text:p>0.639137</text:p>
              </table:table-cell>
              <table:table-cell office:value-type="float" office:value="0.639137">
                <text:p>0.639137</text:p>
              </table:table-cell>
              <table:table-cell office:value-type="float" office:value="0.639137">
                <text:p>0.639137</text:p>
              </table:table-cell>
              <table:table-cell office:value-type="float" office:value="0.639137">
                <text:p>0.639137</text:p>
              </table:table-cell>
              <table:table-cell office:value-type="float" office:value="0.639137">
                <text:p>0.639137</text:p>
              </table:table-cell>
              <table:table-cell office:value-type="float" office:value="0.639137">
                <text:p>0.639137</text:p>
              </table:table-cell>
              <table:table-cell office:value-type="float" office:value="0.639137">
                <text:p>0.639137</text:p>
              </table:table-cell>
              <table:table-cell office:value-type="float" office:value="0.639137">
                <text:p>0.639137</text:p>
              </table:table-cell>
              <table:table-cell office:value-type="float" office:value="0.639137">
                <text:p>0.639137</text:p>
              </table:table-cell>
              <table:table-cell office:value-type="float" office:value="0.639137">
                <text:p>0.639137</text:p>
              </table:table-cell>
              <table:table-cell office:value-type="float" office:value="0.639137">
                <text:p>0.639137</text:p>
              </table:table-cell>
              <table:table-cell office:value-type="float" office:value="0.639137">
                <text:p>0.639137</text:p>
              </table:table-cell>
              <table:table-cell office:value-type="float" office:value="0.639137">
                <text:p>0.639137</text:p>
              </table:table-cell>
              <table:table-cell office:value-type="float" office:value="0.639137">
                <text:p>0.639137</text:p>
              </table:table-cell>
              <table:table-cell office:value-type="float" office:value="0.639137">
                <text:p>0.639137</text:p>
              </table:table-cell>
              <table:table-cell office:value-type="float" office:value="0.639137">
                <text:p>0.639137</text:p>
              </table:table-cell>
              <table:table-cell office:value-type="float" office:value="0.639137">
                <text:p>0.639137</text:p>
              </table:table-cell>
              <table:table-cell office:value-type="float" office:value="0.639137">
                <text:p>0.639137</text:p>
              </table:table-cell>
              <table:table-cell office:value-type="float" office:value="0.639137">
                <text:p>0.639137</text:p>
              </table:table-cell>
              <table:table-cell office:value-type="float" office:value="0.639137">
                <text:p>0.639137</text:p>
              </table:table-cell>
              <table:table-cell office:value-type="float" office:value="0.639137">
                <text:p>0.639137</text:p>
              </table:table-cell>
              <table:table-cell office:value-type="float" office:value="0.639137">
                <text:p>0.639137</text:p>
              </table:table-cell>
              <table:table-cell office:value-type="float" office:value="0.639137">
                <text:p>0.639137</text:p>
              </table:table-cell>
              <table:table-cell office:value-type="float" office:value="0.639137">
                <text:p>0.639137</text:p>
              </table:table-cell>
              <table:table-cell office:value-type="float" office:value="0.639137">
                <text:p>0.639137</text:p>
              </table:table-cell>
              <table:table-cell office:value-type="float" office:value="0.639137">
                <text:p>0.6391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ut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chool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55653">
                <text:p>0.655653</text:p>
              </table:table-cell>
              <table:table-cell office:value-type="float" office:value="0.655653">
                <text:p>0.655653</text:p>
              </table:table-cell>
              <table:table-cell office:value-type="float" office:value="0.655653">
                <text:p>0.655653</text:p>
              </table:table-cell>
              <table:table-cell office:value-type="float" office:value="0.655653">
                <text:p>0.655653</text:p>
              </table:table-cell>
              <table:table-cell office:value-type="float" office:value="0.655653">
                <text:p>0.655653</text:p>
              </table:table-cell>
              <table:table-cell office:value-type="float" office:value="0.655653">
                <text:p>0.655653</text:p>
              </table:table-cell>
              <table:table-cell office:value-type="float" office:value="0.655653">
                <text:p>0.655653</text:p>
              </table:table-cell>
              <table:table-cell office:value-type="float" office:value="0.655653">
                <text:p>0.655653</text:p>
              </table:table-cell>
              <table:table-cell office:value-type="float" office:value="0.655653">
                <text:p>0.655653</text:p>
              </table:table-cell>
              <table:table-cell office:value-type="float" office:value="0.655653">
                <text:p>0.655653</text:p>
              </table:table-cell>
              <table:table-cell office:value-type="float" office:value="0.655653">
                <text:p>0.655653</text:p>
              </table:table-cell>
              <table:table-cell office:value-type="float" office:value="0.655653">
                <text:p>0.655653</text:p>
              </table:table-cell>
              <table:table-cell office:value-type="float" office:value="0.655653">
                <text:p>0.655653</text:p>
              </table:table-cell>
              <table:table-cell office:value-type="float" office:value="0.655653">
                <text:p>0.655653</text:p>
              </table:table-cell>
              <table:table-cell office:value-type="float" office:value="0.655653">
                <text:p>0.655653</text:p>
              </table:table-cell>
              <table:table-cell office:value-type="float" office:value="0.655653">
                <text:p>0.655653</text:p>
              </table:table-cell>
              <table:table-cell office:value-type="float" office:value="0.655653">
                <text:p>0.655653</text:p>
              </table:table-cell>
              <table:table-cell office:value-type="float" office:value="0.655653">
                <text:p>0.655653</text:p>
              </table:table-cell>
              <table:table-cell office:value-type="float" office:value="0.655653">
                <text:p>0.655653</text:p>
              </table:table-cell>
              <table:table-cell office:value-type="float" office:value="0.703245">
                <text:p>0.703245</text:p>
              </table:table-cell>
              <table:table-cell office:value-type="float" office:value="0.703245">
                <text:p>0.703245</text:p>
              </table:table-cell>
              <table:table-cell office:value-type="float" office:value="0.703245">
                <text:p>0.703245</text:p>
              </table:table-cell>
              <table:table-cell office:value-type="float" office:value="0.703245">
                <text:p>0.703245</text:p>
              </table:table-cell>
              <table:table-cell office:value-type="float" office:value="0.703245">
                <text:p>0.703245</text:p>
              </table:table-cell>
              <table:table-cell office:value-type="float" office:value="0.703245">
                <text:p>0.703245</text:p>
              </table:table-cell>
              <table:table-cell office:value-type="float" office:value="0.703245">
                <text:p>0.703245</text:p>
              </table:table-cell>
              <table:table-cell office:value-type="float" office:value="0.703245">
                <text:p>0.703245</text:p>
              </table:table-cell>
              <table:table-cell office:value-type="float" office:value="0.703245">
                <text:p>0.703245</text:p>
              </table:table-cell>
              <table:table-cell office:value-type="float" office:value="0.703245">
                <text:p>0.703245</text:p>
              </table:table-cell>
              <table:table-cell office:value-type="float" office:value="0.703245">
                <text:p>0.703245</text:p>
              </table:table-cell>
              <table:table-cell office:value-type="float" office:value="0.703245">
                <text:p>0.703245</text:p>
              </table:table-cell>
              <table:table-cell office:value-type="float" office:value="0.703245">
                <text:p>0.703245</text:p>
              </table:table-cell>
              <table:table-cell office:value-type="float" office:value="0.703245">
                <text:p>0.7032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hoe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17694">
                <text:p>0.917694</text:p>
              </table:table-cell>
              <table:table-cell office:value-type="float" office:value="0.917694">
                <text:p>0.917694</text:p>
              </table:table-cell>
              <table:table-cell office:value-type="float" office:value="0.917694">
                <text:p>0.917694</text:p>
              </table:table-cell>
              <table:table-cell office:value-type="float" office:value="0.917694">
                <text:p>0.917694</text:p>
              </table:table-cell>
              <table:table-cell office:value-type="float" office:value="0.917694">
                <text:p>0.917694</text:p>
              </table:table-cell>
              <table:table-cell office:value-type="float" office:value="0.917694">
                <text:p>0.917694</text:p>
              </table:table-cell>
              <table:table-cell office:value-type="float" office:value="0.917694">
                <text:p>0.917694</text:p>
              </table:table-cell>
              <table:table-cell office:value-type="float" office:value="0.917694">
                <text:p>0.917694</text:p>
              </table:table-cell>
              <table:table-cell office:value-type="float" office:value="0.917694">
                <text:p>0.917694</text:p>
              </table:table-cell>
              <table:table-cell office:value-type="float" office:value="0.917694">
                <text:p>0.917694</text:p>
              </table:table-cell>
              <table:table-cell office:value-type="float" office:value="0.917694">
                <text:p>0.917694</text:p>
              </table:table-cell>
              <table:table-cell office:value-type="float" office:value="0.917694">
                <text:p>0.917694</text:p>
              </table:table-cell>
              <table:table-cell office:value-type="float" office:value="0.917694">
                <text:p>0.917694</text:p>
              </table:table-cell>
              <table:table-cell office:value-type="float" office:value="0.917694">
                <text:p>0.917694</text:p>
              </table:table-cell>
              <table:table-cell office:value-type="float" office:value="0.917694">
                <text:p>0.917694</text:p>
              </table:table-cell>
              <table:table-cell office:value-type="float" office:value="0.917694">
                <text:p>0.917694</text:p>
              </table:table-cell>
              <table:table-cell office:value-type="float" office:value="0.917694">
                <text:p>0.917694</text:p>
              </table:table-cell>
              <table:table-cell office:value-type="float" office:value="0.917694">
                <text:p>0.917694</text:p>
              </table:table-cell>
              <table:table-cell office:value-type="float" office:value="0.917694">
                <text:p>0.917694</text:p>
              </table:table-cell>
              <table:table-cell office:value-type="float" office:value="0.917694">
                <text:p>0.917694</text:p>
              </table:table-cell>
              <table:table-cell office:value-type="float" office:value="0.917694">
                <text:p>0.917694</text:p>
              </table:table-cell>
              <table:table-cell office:value-type="float" office:value="0.917694">
                <text:p>0.917694</text:p>
              </table:table-cell>
              <table:table-cell office:value-type="float" office:value="0.917694">
                <text:p>0.917694</text:p>
              </table:table-cell>
              <table:table-cell office:value-type="float" office:value="0.917694">
                <text:p>0.917694</text:p>
              </table:table-cell>
              <table:table-cell office:value-type="float" office:value="0.917694">
                <text:p>0.917694</text:p>
              </table:table-cell>
              <table:table-cell office:value-type="float" office:value="0.917694">
                <text:p>0.917694</text:p>
              </table:table-cell>
              <table:table-cell office:value-type="float" office:value="0.917694">
                <text:p>0.917694</text:p>
              </table:table-cell>
              <table:table-cell office:value-type="float" office:value="0.917694">
                <text:p>0.917694</text:p>
              </table:table-cell>
              <table:table-cell office:value-type="float" office:value="0.917694">
                <text:p>0.917694</text:p>
              </table:table-cell>
              <table:table-cell office:value-type="float" office:value="0.917694">
                <text:p>0.917694</text:p>
              </table:table-cell>
              <table:table-cell office:value-type="float" office:value="0.917694">
                <text:p>0.917694</text:p>
              </table:table-cell>
              <table:table-cell office:value-type="float" office:value="0.917694">
                <text:p>0.917694</text:p>
              </table:table-cell>
              <table:table-cell office:value-type="float" office:value="0.917694">
                <text:p>0.917694</text:p>
              </table:table-cell>
              <table:table-cell office:value-type="float" office:value="0.917694">
                <text:p>0.917694</text:p>
              </table:table-cell>
              <table:table-cell office:value-type="float" office:value="0.917694">
                <text:p>0.917694</text:p>
              </table:table-cell>
              <table:table-cell office:value-type="float" office:value="0.917694">
                <text:p>0.917694</text:p>
              </table:table-cell>
              <table:table-cell office:value-type="float" office:value="0.917694">
                <text:p>0.917694</text:p>
              </table:table-cell>
              <table:table-cell office:value-type="float" office:value="0.917694">
                <text:p>0.917694</text:p>
              </table:table-cell>
              <table:table-cell office:value-type="float" office:value="0.917694">
                <text:p>0.917694</text:p>
              </table:table-cell>
              <table:table-cell office:value-type="float" office:value="0.917694">
                <text:p>0.917694</text:p>
              </table:table-cell>
              <table:table-cell office:value-type="float" office:value="0.917694">
                <text:p>0.917694</text:p>
              </table:table-cell>
              <table:table-cell office:value-type="float" office:value="0.917694">
                <text:p>0.917694</text:p>
              </table:table-cell>
              <table:table-cell office:value-type="float" office:value="0.917694">
                <text:p>0.917694</text:p>
              </table:table-cell>
              <table:table-cell office:value-type="float" office:value="0.917694">
                <text:p>0.917694</text:p>
              </table:table-cell>
              <table:table-cell office:value-type="float" office:value="0.917694">
                <text:p>0.917694</text:p>
              </table:table-cell>
              <table:table-cell office:value-type="float" office:value="0.917694">
                <text:p>0.917694</text:p>
              </table:table-cell>
              <table:table-cell office:value-type="float" office:value="0.917694">
                <text:p>0.917694</text:p>
              </table:table-cell>
              <table:table-cell office:value-type="float" office:value="0.917694">
                <text:p>0.917694</text:p>
              </table:table-cell>
              <table:table-cell office:value-type="float" office:value="0.917694">
                <text:p>0.917694</text:p>
              </table:table-cell>
              <table:table-cell office:value-type="float" office:value="0.917694">
                <text:p>0.917694</text:p>
              </table:table-cell>
              <table:table-cell office:value-type="float" office:value="0.917694">
                <text:p>0.917694</text:p>
              </table:table-cell>
              <table:table-cell office:value-type="float" office:value="0.917694">
                <text:p>0.917694</text:p>
              </table:table-cell>
              <table:table-cell office:value-type="float" office:value="0.917694">
                <text:p>0.917694</text:p>
              </table:table-cell>
              <table:table-cell office:value-type="float" office:value="0.917694">
                <text:p>0.9176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91049">
                <text:p>0.891049</text:p>
              </table:table-cell>
              <table:table-cell office:value-type="float" office:value="0.891049">
                <text:p>0.891049</text:p>
              </table:table-cell>
              <table:table-cell office:value-type="float" office:value="0.891049">
                <text:p>0.891049</text:p>
              </table:table-cell>
              <table:table-cell office:value-type="float" office:value="0.891049">
                <text:p>0.891049</text:p>
              </table:table-cell>
              <table:table-cell office:value-type="float" office:value="0.891049">
                <text:p>0.891049</text:p>
              </table:table-cell>
              <table:table-cell office:value-type="float" office:value="0.891049">
                <text:p>0.891049</text:p>
              </table:table-cell>
              <table:table-cell office:value-type="float" office:value="0.891049">
                <text:p>0.891049</text:p>
              </table:table-cell>
              <table:table-cell office:value-type="float" office:value="0.891049">
                <text:p>0.891049</text:p>
              </table:table-cell>
              <table:table-cell office:value-type="float" office:value="0.891049">
                <text:p>0.891049</text:p>
              </table:table-cell>
              <table:table-cell office:value-type="float" office:value="0.891049">
                <text:p>0.891049</text:p>
              </table:table-cell>
              <table:table-cell office:value-type="float" office:value="0.891049">
                <text:p>0.891049</text:p>
              </table:table-cell>
              <table:table-cell office:value-type="float" office:value="0.891049">
                <text:p>0.891049</text:p>
              </table:table-cell>
              <table:table-cell office:value-type="float" office:value="0.891049">
                <text:p>0.891049</text:p>
              </table:table-cell>
              <table:table-cell office:value-type="float" office:value="0.891049">
                <text:p>0.891049</text:p>
              </table:table-cell>
              <table:table-cell office:value-type="float" office:value="0.891049">
                <text:p>0.891049</text:p>
              </table:table-cell>
              <table:table-cell office:value-type="float" office:value="0.891049">
                <text:p>0.891049</text:p>
              </table:table-cell>
              <table:table-cell office:value-type="float" office:value="0.891049">
                <text:p>0.891049</text:p>
              </table:table-cell>
              <table:table-cell office:value-type="float" office:value="0.891049">
                <text:p>0.891049</text:p>
              </table:table-cell>
              <table:table-cell office:value-type="float" office:value="0.891049">
                <text:p>0.891049</text:p>
              </table:table-cell>
              <table:table-cell office:value-type="float" office:value="0.891049">
                <text:p>0.891049</text:p>
              </table:table-cell>
              <table:table-cell office:value-type="float" office:value="0.891049">
                <text:p>0.891049</text:p>
              </table:table-cell>
              <table:table-cell office:value-type="float" office:value="0.891049">
                <text:p>0.891049</text:p>
              </table:table-cell>
              <table:table-cell office:value-type="float" office:value="0.891049">
                <text:p>0.891049</text:p>
              </table:table-cell>
              <table:table-cell office:value-type="float" office:value="0.891049">
                <text:p>0.891049</text:p>
              </table:table-cell>
              <table:table-cell office:value-type="float" office:value="0.891049">
                <text:p>0.891049</text:p>
              </table:table-cell>
              <table:table-cell office:value-type="float" office:value="0.891049">
                <text:p>0.891049</text:p>
              </table:table-cell>
              <table:table-cell office:value-type="float" office:value="0.891049">
                <text:p>0.891049</text:p>
              </table:table-cell>
              <table:table-cell office:value-type="float" office:value="0.891049">
                <text:p>0.891049</text:p>
              </table:table-cell>
              <table:table-cell office:value-type="float" office:value="0.891049">
                <text:p>0.891049</text:p>
              </table:table-cell>
              <table:table-cell office:value-type="float" office:value="0.891049">
                <text:p>0.891049</text:p>
              </table:table-cell>
              <table:table-cell office:value-type="float" office:value="0.891049">
                <text:p>0.891049</text:p>
              </table:table-cell>
              <table:table-cell office:value-type="float" office:value="0.891049">
                <text:p>0.891049</text:p>
              </table:table-cell>
              <table:table-cell office:value-type="float" office:value="0.891049">
                <text:p>0.891049</text:p>
              </table:table-cell>
              <table:table-cell office:value-type="float" office:value="0.891049">
                <text:p>0.891049</text:p>
              </table:table-cell>
              <table:table-cell office:value-type="float" office:value="0.891049">
                <text:p>0.891049</text:p>
              </table:table-cell>
              <table:table-cell office:value-type="float" office:value="0.891049">
                <text:p>0.891049</text:p>
              </table:table-cell>
              <table:table-cell office:value-type="float" office:value="0.891049">
                <text:p>0.891049</text:p>
              </table:table-cell>
              <table:table-cell office:value-type="float" office:value="0.891049">
                <text:p>0.891049</text:p>
              </table:table-cell>
              <table:table-cell office:value-type="float" office:value="0.891049">
                <text:p>0.8910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1316">
                <text:p>0.91316</text:p>
              </table:table-cell>
              <table:table-cell office:value-type="float" office:value="0.91316">
                <text:p>0.91316</text:p>
              </table:table-cell>
              <table:table-cell office:value-type="float" office:value="0.91316">
                <text:p>0.91316</text:p>
              </table:table-cell>
              <table:table-cell office:value-type="float" office:value="0.91316">
                <text:p>0.91316</text:p>
              </table:table-cell>
              <table:table-cell office:value-type="float" office:value="0.91316">
                <text:p>0.91316</text:p>
              </table:table-cell>
              <table:table-cell office:value-type="float" office:value="0.91316">
                <text:p>0.91316</text:p>
              </table:table-cell>
              <table:table-cell office:value-type="float" office:value="0.91316">
                <text:p>0.91316</text:p>
              </table:table-cell>
              <table:table-cell office:value-type="float" office:value="0.91316">
                <text:p>0.91316</text:p>
              </table:table-cell>
              <table:table-cell office:value-type="float" office:value="0.91316">
                <text:p>0.91316</text:p>
              </table:table-cell>
              <table:table-cell office:value-type="float" office:value="0.91316">
                <text:p>0.91316</text:p>
              </table:table-cell>
              <table:table-cell office:value-type="float" office:value="0.91316">
                <text:p>0.91316</text:p>
              </table:table-cell>
              <table:table-cell office:value-type="float" office:value="0.91316">
                <text:p>0.91316</text:p>
              </table:table-cell>
              <table:table-cell office:value-type="float" office:value="0.91316">
                <text:p>0.91316</text:p>
              </table:table-cell>
              <table:table-cell office:value-type="float" office:value="0.91316">
                <text:p>0.91316</text:p>
              </table:table-cell>
              <table:table-cell office:value-type="float" office:value="0.91316">
                <text:p>0.91316</text:p>
              </table:table-cell>
              <table:table-cell office:value-type="float" office:value="0.91316">
                <text:p>0.91316</text:p>
              </table:table-cell>
              <table:table-cell office:value-type="float" office:value="0.91316">
                <text:p>0.91316</text:p>
              </table:table-cell>
              <table:table-cell office:value-type="float" office:value="0.91316">
                <text:p>0.91316</text:p>
              </table:table-cell>
              <table:table-cell office:value-type="float" office:value="0.91316">
                <text:p>0.91316</text:p>
              </table:table-cell>
              <table:table-cell office:value-type="float" office:value="0.91316">
                <text:p>0.91316</text:p>
              </table:table-cell>
              <table:table-cell office:value-type="float" office:value="0.91316">
                <text:p>0.91316</text:p>
              </table:table-cell>
              <table:table-cell office:value-type="float" office:value="0.91316">
                <text:p>0.91316</text:p>
              </table:table-cell>
              <table:table-cell office:value-type="float" office:value="0.91316">
                <text:p>0.91316</text:p>
              </table:table-cell>
              <table:table-cell office:value-type="float" office:value="0.91316">
                <text:p>0.91316</text:p>
              </table:table-cell>
              <table:table-cell office:value-type="float" office:value="0.91316">
                <text:p>0.91316</text:p>
              </table:table-cell>
              <table:table-cell office:value-type="float" office:value="0.91316">
                <text:p>0.91316</text:p>
              </table:table-cell>
              <table:table-cell office:value-type="float" office:value="0.91316">
                <text:p>0.91316</text:p>
              </table:table-cell>
              <table:table-cell office:value-type="float" office:value="0.91316">
                <text:p>0.91316</text:p>
              </table:table-cell>
              <table:table-cell office:value-type="float" office:value="0.91316">
                <text:p>0.91316</text:p>
              </table:table-cell>
              <table:table-cell office:value-type="float" office:value="0.91316">
                <text:p>0.91316</text:p>
              </table:table-cell>
              <table:table-cell office:value-type="float" office:value="0.897693">
                <text:p>0.897693</text:p>
              </table:table-cell>
              <table:table-cell office:value-type="float" office:value="0.897693">
                <text:p>0.897693</text:p>
              </table:table-cell>
              <table:table-cell office:value-type="float" office:value="0.897693">
                <text:p>0.897693</text:p>
              </table:table-cell>
              <table:table-cell office:value-type="float" office:value="0.897693">
                <text:p>0.897693</text:p>
              </table:table-cell>
              <table:table-cell office:value-type="float" office:value="0.897693">
                <text:p>0.897693</text:p>
              </table:table-cell>
              <table:table-cell office:value-type="float" office:value="0.707973">
                <text:p>0.707973</text:p>
              </table:table-cell>
              <table:table-cell office:value-type="float" office:value="0.693422">
                <text:p>0.693422</text:p>
              </table:table-cell>
              <table:table-cell office:value-type="float" office:value="0.693422">
                <text:p>0.693422</text:p>
              </table:table-cell>
              <table:table-cell office:value-type="float" office:value="0.676357">
                <text:p>0.676357</text:p>
              </table:table-cell>
              <table:table-cell office:value-type="float" office:value="0.676357">
                <text:p>0.676357</text:p>
              </table:table-cell>
              <table:table-cell office:value-type="float" office:value="0.676357">
                <text:p>0.676357</text:p>
              </table:table-cell>
              <table:table-cell office:value-type="float" office:value="0.676357">
                <text:p>0.676357</text:p>
              </table:table-cell>
              <table:table-cell office:value-type="float" office:value="0.676357">
                <text:p>0.676357</text:p>
              </table:table-cell>
              <table:table-cell office:value-type="float" office:value="0.676357">
                <text:p>0.676357</text:p>
              </table:table-cell>
              <table:table-cell office:value-type="float" office:value="0.676357">
                <text:p>0.676357</text:p>
              </table:table-cell>
              <table:table-cell office:value-type="float" office:value="0.676357">
                <text:p>0.676357</text:p>
              </table:table-cell>
              <table:table-cell office:value-type="float" office:value="0.676357">
                <text:p>0.676357</text:p>
              </table:table-cell>
              <table:table-cell office:value-type="float" office:value="0.676357">
                <text:p>0.676357</text:p>
              </table:table-cell>
              <table:table-cell office:value-type="float" office:value="0.676357">
                <text:p>0.676357</text:p>
              </table:table-cell>
              <table:table-cell office:value-type="float" office:value="0.676357">
                <text:p>0.676357</text:p>
              </table:table-cell>
              <table:table-cell office:value-type="float" office:value="0.676357">
                <text:p>0.676357</text:p>
              </table:table-cell>
              <table:table-cell office:value-type="float" office:value="0.676357">
                <text:p>0.676357</text:p>
              </table:table-cell>
              <table:table-cell office:value-type="float" office:value="0.676357">
                <text:p>0.676357</text:p>
              </table:table-cell>
              <table:table-cell office:value-type="float" office:value="0.676357">
                <text:p>0.676357</text:p>
              </table:table-cell>
              <table:table-cell office:value-type="float" office:value="0.677322">
                <text:p>0.677322</text:p>
              </table:table-cell>
              <table:table-cell office:value-type="float" office:value="0.677322">
                <text:p>0.677322</text:p>
              </table:table-cell>
              <table:table-cell office:value-type="float" office:value="0.677322">
                <text:p>0.677322</text:p>
              </table:table-cell>
              <table:table-cell office:value-type="float" office:value="0.677322">
                <text:p>0.677322</text:p>
              </table:table-cell>
              <table:table-cell office:value-type="float" office:value="0.677322">
                <text:p>0.677322</text:p>
              </table:table-cell>
              <table:table-cell office:value-type="float" office:value="0.677322">
                <text:p>0.677322</text:p>
              </table:table-cell>
              <table:table-cell office:value-type="float" office:value="0.677322">
                <text:p>0.677322</text:p>
              </table:table-cell>
              <table:table-cell office:value-type="float" office:value="0.677322">
                <text:p>0.677322</text:p>
              </table:table-cell>
              <table:table-cell office:value-type="float" office:value="0.677322">
                <text:p>0.677322</text:p>
              </table:table-cell>
              <table:table-cell office:value-type="float" office:value="0.677322">
                <text:p>0.677322</text:p>
              </table:table-cell>
              <table:table-cell office:value-type="float" office:value="0.677322">
                <text:p>0.677322</text:p>
              </table:table-cell>
              <table:table-cell office:value-type="float" office:value="0.677322">
                <text:p>0.677322</text:p>
              </table:table-cell>
              <table:table-cell office:value-type="float" office:value="0.677322">
                <text:p>0.677322</text:p>
              </table:table-cell>
              <table:table-cell office:value-type="float" office:value="0.677322">
                <text:p>0.677322</text:p>
              </table:table-cell>
              <table:table-cell office:value-type="float" office:value="0.677322">
                <text:p>0.677322</text:p>
              </table:table-cell>
              <table:table-cell office:value-type="float" office:value="0.677322">
                <text:p>0.677322</text:p>
              </table:table-cell>
              <table:table-cell office:value-type="float" office:value="0.677322">
                <text:p>0.677322</text:p>
              </table:table-cell>
              <table:table-cell office:value-type="float" office:value="0.677322">
                <text:p>0.677322</text:p>
              </table:table-cell>
              <table:table-cell office:value-type="float" office:value="0.677322">
                <text:p>0.677322</text:p>
              </table:table-cell>
              <table:table-cell office:value-type="float" office:value="0.677322">
                <text:p>0.677322</text:p>
              </table:table-cell>
              <table:table-cell office:value-type="float" office:value="0.677322">
                <text:p>0.6773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tor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120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